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oo.gl/maps/a54EwCrt99rfo5wu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2.1.2$Linux_X86_64 LibreOffice_project/20$Build-2</meta:generator>
    <dc:date>2021-09-29T18:24:56.846660874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37" meta:non-whitespace-character-count="37"/>
  </office:meta>
</office:document-meta>
</file>